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rty minutes later...</text:p>
          </table:table-cell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n... nnnn... nh... nngh...
*wriggle* *wriggle* *wriggle* *wriggle*,
*bounce* *bounce* *bounce*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 office:value-type="string">
            <text:p>(I, I need to go to the restrooooom!!!)</text:p>
          </table:table-cell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 office:value-type="string">
            <text:p>(J-Just how much longer must I wait?!)</text:p>
          </table:table-cell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 office:value-type="string">
            <text:p>(Even if she finishes this measurement right
now, there is still another stage to go!!)</text:p>
          </table:table-cell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 office:value-type="string">
            <text:p>(I shall have to... drink yet more substances,
and continue to endure this pain with all of my
being...!!)</text:p>
          </table:table-cell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 office:value-type="string">
            <text:p>(Aaahhh... I-I truly am... at the absolute
limit of my endurance!! I implore you, let
me go to the restroom!!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 office:value-type="string">
            <text:p>*wiggle* *wiggle* *wiggle*! *squeeeeeze*,
*twist* *twist*...!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 office:value-type="string">
            <text:p>U-Umm! Excuse me!! A-Are you done with this
experiment yet?!?!</text:p>
          </table:table-cell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? Hmmm...</text:p>
          </table:table-cell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 office:value-type="string">
            <text:p>At this stage in my measurements, I would
say there's... another fifteen minutes left?</text:p>
          </table:table-cell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nd h-how long will the final experiment
take...?!</text:p>
          </table:table-cell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 last one is just seeing whether you can
sustain an amplified state for a fixed period,
so it'll probably be done in five minutes?</text:p>
          </table:table-cell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 office:value-type="string">
            <text:p>Oh? Could it be that you're bursting to
go?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o, e-erm... it is... n-nothing like that...
*squirm* *squirm* *squirm*</text:p>
          </table:table-cell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 office:value-type="string">
            <text:p>(That means only another twenty minutes
and I can leave this room!!)</text:p>
          </table:table-cell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 office:value-type="string">
            <text:p>(J-Just... another... twenty minutes...
oooohhh!!!)</text:p>
          </table:table-cell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 office:value-type="string">
            <text:p>(I beg you, please be patient for just a
little longer, bladder of mine...!! Hauuuu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 office:value-type="string">
            <text:p>Aaaagh... I cannot... I c-cannot...
*brrrrrrrr*! *twist* *wriggle*...</text:p>
          </table:table-cell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 office:value-type="string">
            <text:p>N-No... I want to go to... the restroom... 
r-restroo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 office:value-type="string">
            <text:p>I cannot... hold it a-any... longer...!!</text:p>
          </table:table-cell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 office:value-type="string">
            <text:p>It is coming out, m... my p-pee... i-it
is going to come out... ah, ah...!!</text:p>
          </table:table-cell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ll right, I think the retention rate is
settled?</text:p>
          </table:table-cell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 office:value-type="string">
            <text:p>Okay, let's move to the final stage, shall
we?</text:p>
          </table:table-cell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A-At last, I can see the finish line!!)</text:p>
          </table:table-cell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 office:value-type="string">
            <text:p>Wh-Which drug will it be this time?! Come
on, spit it out!! Qu-Quickly!!!</text:p>
          </table:table-cell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re should be exactly one measure left in
bottle "1", so would you polish it up for me?</text:p>
          </table:table-cell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 office:value-type="string">
            <text:p>Then spend five minutes on the chair, and
we'll be all done. Sound good?</text:p>
          </table:table-cell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is one, yes?!?!</text:p>
          </table:table-cell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 office:value-type="string">
            <text:p>*gulp*!!</text:p>
          </table:table-cell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 office:value-type="string">
            <text:p>Th-There! Now, start the measurements!!
Precisely five minutes, correct?!! Good?!?!</text:p>
          </table:table-cell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yes! Okay, begin!</text:p>
          </table:table-cell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Five minutes... five more minutes!!)</text:p>
          </table:table-cell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 office:value-type="string">
            <text:p>(If I can just endure for a mere five minutes,
I-I can finally go to the restroom and pee!!!)</text:p>
          </table:table-cell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 office:value-type="string">
            <text:p>(Aaaaahh, I-I want to hurry up and get
it all out...)</text:p>
          </table:table-cell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 office:value-type="string">
            <text:p>(All of the pee inside me... t-to my
heart's content...)</text:p>
          </table:table-cell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 office:value-type="string">
            <text:p>(Nnnghhh! Th-This is the final... stretch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 office:value-type="string">
            <text:p>(Pee... restroom... pee...!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 office:value-type="string">
            <text:p>(Quickly... pee... restroom... pull my
panties down, and... sit, and p-pee... pee...)</text:p>
          </table:table-cell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ee... pee myself dry...
I want to get it out!! Pee...!!)</text:p>
          </table:table-cell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 office:value-type="string">
            <text:p>*tremble* *tremble* *tremble*...</text:p>
          </table:table-cell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 office:value-type="string">
            <text:p>Ah, ah, aah, ahh, ah... ah, ah...</text:p>
          </table:table-cell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 office:value-type="string">
            <text:p>I am the Diva of Splendor, the noble...
d-daughter of the Panginis, I a-absolutely
cannot... have an accident...! Anything
but that...!!</text:p>
          </table:table-cell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 office:value-type="string">
            <text:p>Auuuuuuuuuuu!!! *brrrrrrrrrr*</text:p>
          </table:table-cell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ay!! Good work holding your amplified
state!</text:p>
          </table:table-cell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 office:value-type="string">
            <text:p>With that, we're all done~!</text:p>
          </table:table-cell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's it, yes?!!! Open up!!! The door!!
H-Hurry up and open this door, right now!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 office:value-type="string">
            <text:p>I-I... I'm about to, I'm about to!!!!</text:p>
          </table:table-cell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yes, I'm coming to open it, hold on...</text:p>
          </table:table-cell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 office:value-type="string">
            <text:p>Ah. That's right.</text:p>
          </table:table-cell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 office:value-type="string">
            <text:p>I'm sorry to ask, but there's actually one
more thing I'd like to measure.</text:p>
          </table:table-cell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Geh...??</text:p>
          </table:table-cell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not like I absolutely need it, but
I'd really like to gather the data while
I have the chance.</text:p>
          </table:table-cell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 office:value-type="string">
            <text:p>Three minutes! No, I can do it in two!
Please! Well? Can I?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-Surely not... I'm already at my wit's
end...)</text:p>
          </table:table-cell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 office:value-type="string">
            <text:p>(And yet, the alternative is to admit that
I cannot resist the need to use the lavatory...)</text:p>
          </table:table-cell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 office:value-type="string">
            <text:p>(What... wh-what ever should I do?!)</text:p>
          </table:table-cell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 office:value-type="string">
            <text:p>Then #6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old it for another two minutes</text:p>
          </table:table-cell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 office:value-type="string">
            <text:p>Then #9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'm at my limit</text:p>
          </table:table-cell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(Two minutes... that is, one hundred and
twenty seconds...!!)</text:p>
          </table:table-cell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 office:value-type="string">
            <text:p>(If I can bear it for just one hundred and
twenty seconds... just that, and I-I can
preserve my dignity...!)</text:p>
          </table:table-cell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 office:value-type="string">
            <text:p>A-A-As you... wish...!</text:p>
          </table:table-cell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 office:value-type="string">
            <text:p>P...Please, begin, i... if you... would...!</text:p>
          </table:table-cell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nks! Just the broad-mindedness I'd expect
of a demon elite!!</text:p>
          </table:table-cell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 office:value-type="string">
            <text:p>I just need to take a record of your Magic
training... begin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fuu... fuu...</text:p>
          </table:table-cell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 office:value-type="string">
            <text:p>(Hold it hold it hold hold hold)</text:p>
          </table:table-cell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 office:value-type="string">
            <text:p>(Hold pee, hold, hold my pee!)</text:p>
          </table:table-cell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 office:value-type="string">
            <text:p>(Don't let it out, don't come out, please,
don't come out!)</text:p>
          </table:table-cell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 office:value-type="string">
            <text:p>Nngh, nn, ah, aaaah *squeeeeeeeeze*!</text:p>
          </table:table-cell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 office:value-type="string">
            <text:p>Nghrk!! A wave... a wave is...!! Aaah!</text:p>
          </table:table-cell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 office:value-type="string">
            <text:p>Haaauuu!! No... I, I... cannot kee-
keep it... shuuut!!</text:p>
          </table:table-cell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 office:value-type="string">
            <text:p>*pshhhh*! *drip*, *drip*... *pshowaaah*...</text:p>
          </table:table-cell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 office:value-type="string">
            <text:p>Eek... noooo!! I-I-I c... I can't...
NOOOOOO!!!</text:p>
          </table:table-cell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 office:value-type="string">
            <text:p>O-Open, open up!! Open this door!!</text:p>
          </table:table-cell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 office:value-type="string">
            <text:p>I can't hold it anymooore!!! I-I-I can't
take this, I can't take it!!! Please,
open... open up...!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 office:value-type="string">
            <text:p>At this rate, ah, aah, ah!!</text:p>
          </table:table-cell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 office:value-type="string">
            <text:p>I, I-I-I'm, I'm going to wet myseeeeeeeeelf!!!!!</text:p>
          </table:table-cell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h, Sis, that looks real bad! I'm opening
the door!</text:p>
          </table:table-cell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nn, ah, aaahn, hauuuuuu!!!!</text:p>
          </table:table-cell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 office:value-type="string">
            <text:p>No, it's no, it's no use... ah... no...
I-I caaan't, haaaaaaaaaahh!!</text:p>
          </table:table-cell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 office:value-type="string">
            <text:p>No, ah, aah, ah, do-don't open, it, nhh...</text:p>
          </table:table-cell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 office:value-type="string">
            <text:p>N-N-NOOOOOOOOOOOOO—————!!</text:p>
          </table:table-cell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 office:value-type="string">
            <text:p>I-I...!! Th-The Diva of... Splendor is...!!
Hafuuuuuuuuuuuu ////////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 office:value-type="string">
            <text:p>My bad.</text:p>
          </table:table-cell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Fuwaaaaaaaaaaaaaahhhn!! Saffaaaaaaa!!</text:p>
          </table:table-cell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 office:value-type="string">
            <text:p>Why'd you have to open iiiiiiiiiiit~~~!!!
Buwaaaaaaaaaaaaaaaaaaaaaaaaahhhhn!!!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hh, well...</text:p>
          </table:table-cell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 office:value-type="string">
            <text:p>B... Because this is the only way out...?</text:p>
          </table:table-cell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(Uwagh, yikes...)</text:p>
          </table:table-cell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 office:value-type="string">
            <text:p>(Sounds like the cue to fade to black...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(I simply cannot wait any longer!!)</text:p>
          </table:table-cell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 office:value-type="string">
            <text:p>(As much as I'd like to retain my dignity,
I-I'm at the end of my rope!!)</text:p>
          </table:table-cell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 office:value-type="string">
            <text:p>U-U-Umm... p-please forgive me, but, well...
erm... I, n-need...</text:p>
          </table:table-cell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 office:value-type="string">
            <text:p>I-I... need to visit the restroom, and...
I cannot... w-wait any longer!!</text:p>
          </table:table-cell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 office:value-type="string">
            <text:p>Please open the door right this minute!!!</text:p>
          </table:table-cell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, really? That's too bad~.</text:p>
          </table:table-cell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 office:value-type="string">
            <text:p>Oh, well, I thank you for your cooperation!
I'm coming to open the door!</text:p>
          </table:table-cell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Aaaaagh! Finally... finally, I can go to
the restroom!!!)</text:p>
          </table:table-cell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 office:value-type="string">
            <text:p>(Restroom, a-and pee...!! I can peeeeeeeee!!)</text:p>
          </table:table-cell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 office:value-type="string">
            <text:p>*pshhhhhhh*!! *spurt*, *spurt*...</text:p>
          </table:table-cell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 office:value-type="string">
            <text:p>Ahyiih?!?! Ah-Ahnn!! Haaah!</text:p>
          </table:table-cell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 office:value-type="string">
            <text:p>Nghaah, n-no... don't... don't come out...</text:p>
          </table:table-cell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 office:value-type="string">
            <text:p>Please, n-not... not... y-yet...!!</text:p>
          </table:table-cell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 office:value-type="string">
            <text:p>Nhaaaah!! Kh, uh... ah... hah, fuu... uu...</text:p>
          </table:table-cell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 office:value-type="string">
            <text:p>(I-I am... truly about to burst!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 office:value-type="string">
            <text:p>(I... w-won't make it! I'll never make it to
the restrooooooom!!!)</text:p>
          </table:table-cell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 office:value-type="string">
            <text:p>Hah! Hah! A-A-An empty... bott, bottle!!!</text:p>
          </table:table-cell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 office:value-type="string">
            <text:p>Haaaaah //// t-to think that someone...
of my station... /////</text:p>
          </table:table-cell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 office:value-type="string">
            <text:p>Aaaaaaaaahhhh~~~ ♪ I-It feels 
marvelooooous... /////////</text:p>
          </table:table-cell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 office:value-type="string">
            <text:p>Hauu! I-It is almost full to the brim...!!</text:p>
          </table:table-cell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 office:value-type="string">
            <text:p>I need to stop!!</text:p>
          </table:table-cell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 office:value-type="string">
            <text:p>Hnnnghhhhh~~~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 office:value-type="string">
            <text:p>......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o demon nobles often use bottles as toilets?
*grin*</text:p>
          </table:table-cell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piiiii?!?!</text:p>
          </table:table-cell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 office:value-type="string">
            <text:p>*splatter*...</text:p>
          </table:table-cell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1T15:40:26+02:00</meta:creation-date>
    <dc:date>2020-06-21T15:40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